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2.69pt"/>
    </style:style>
    <style:style style:name="co4" style:family="table-column">
      <style:table-column-properties fo:break-before="auto" style:column-width="23.75pt"/>
    </style:style>
    <style:style style:name="co5" style:family="table-column">
      <style:table-column-properties fo:break-before="auto" style:column-width="101.59pt"/>
    </style:style>
    <style:style style:name="co6" style:family="table-column">
      <style:table-column-properties fo:break-before="auto" style:column-width="33.9pt"/>
    </style:style>
    <style:style style:name="co7" style:family="table-column">
      <style:table-column-properties fo:break-before="auto" style:column-width="28.54pt"/>
    </style:style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f(t,y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(4*[.A2]-8*[.B2])/([.A2]^2+1)" office:value-type="float" office:value="-6.4" calcext:value-type="float">
            <text:p>-6.4</text:p>
          </table:table-cell>
          <table:table-cell table:number-columns-repeated="1020"/>
        </table:table-row>
        <table:table-row table:style-name="ro1">
          <table:table-cell table:formula="of:=[.A2]+0.25" office:value-type="float" office:value="2.25" calcext:value-type="float">
            <text:p>2.25</text:p>
          </table:table-cell>
          <table:table-cell table:formula="of:=[.B2]+0.25*[.D2]" office:value-type="float" office:value="3.4" calcext:value-type="float">
            <text:p>3.4</text:p>
          </table:table-cell>
          <table:table-cell/>
          <table:table-cell table:formula="of:=(4*[.A3]-8*[.B3])/([.A3]^2+1)" office:value-type="float" office:value="-3.0020618556701" calcext:value-type="float">
            <text:p>-3.0020618556701</text:p>
          </table:table-cell>
          <table:table-cell table:number-columns-repeated="1020"/>
        </table:table-row>
        <table:table-row table:style-name="ro1">
          <table:table-cell table:formula="of:=[.A3]+0.25" office:value-type="float" office:value="2.5" calcext:value-type="float">
            <text:p>2.5</text:p>
          </table:table-cell>
          <table:table-cell table:formula="of:=[.B3]+0.25*[.D3]" office:value-type="float" office:value="2.64948453608247" calcext:value-type="float">
            <text:p>2.64948453608247</text:p>
          </table:table-cell>
          <table:table-cell/>
          <table:table-cell table:formula="of:=(4*[.A4]-8*[.B4])/([.A4]^2+1)" office:value-type="float" office:value="-1.54425879843583" calcext:value-type="float">
            <text:p>-1.54425879843583</text:p>
          </table:table-cell>
          <table:table-cell table:number-columns-repeated="1020"/>
        </table:table-row>
        <table:table-row table:style-name="ro1">
          <table:table-cell table:formula="of:=[.A4]+0.25" office:value-type="float" office:value="2.75" calcext:value-type="float">
            <text:p>2.75</text:p>
          </table:table-cell>
          <table:table-cell table:formula="of:=[.B4]+0.25*[.D4]" office:value-type="float" office:value="2.26341983647352" calcext:value-type="float">
            <text:p>2.26341983647352</text:p>
          </table:table-cell>
          <table:table-cell/>
          <table:table-cell table:formula="of:=(4*[.A5]-8*[.B5])/([.A5]^2+1)" office:value-type="float" office:value="-0.830056489551898" calcext:value-type="float">
            <text:p>-0.830056489551898</text:p>
          </table:table-cell>
          <table:table-cell table:number-columns-repeated="1020"/>
        </table:table-row>
        <table:table-row table:style-name="ro1">
          <table:table-cell table:formula="of:=[.A5]+0.25" office:value-type="float" office:value="3" calcext:value-type="float">
            <text:p>3</text:p>
          </table:table-cell>
          <table:table-cell table:formula="of:=[.B5]+0.25*[.D5]" office:value-type="float" office:value="2.05590571408554" calcext:value-type="float">
            <text:p>2.05590571408554</text:p>
          </table:table-cell>
          <table:table-cell/>
          <table:table-cell table:formula="of:=(4*[.A6]-8*[.B6])/([.A6]^2+1)" office:value-type="float" office:value="-0.444724571268433" calcext:value-type="float">
            <text:p>-0.444724571268433</text:p>
          </table:table-cell>
          <table:table-cell table:number-columns-repeated="1020"/>
        </table:table-row>
        <table:table-row table:style-name="ro1">
          <table:table-cell table:formula="of:=[.A6]+0.25" office:value-type="float" office:value="3.25" calcext:value-type="float">
            <text:p>3.25</text:p>
          </table:table-cell>
          <table:table-cell table:formula="of:=[.B6]+0.25*[.D6]" office:value-type="float" office:value="1.94472457126843" calcext:value-type="float">
            <text:p>1.94472457126843</text:p>
          </table:table-cell>
          <table:table-cell/>
          <table:table-cell table:formula="of:=(4*[.A7]-8*[.B7])/([.A7]^2+1)" office:value-type="float" office:value="-0.22121483849924" calcext:value-type="float">
            <text:p>-0.22121483849924</text:p>
          </table:table-cell>
          <table:table-cell table:number-columns-repeated="1020"/>
        </table:table-row>
        <table:table-row table:style-name="ro1">
          <table:table-cell table:formula="of:=[.A7]+0.25" office:value-type="float" office:value="3.5" calcext:value-type="float">
            <text:p>3.5</text:p>
          </table:table-cell>
          <table:table-cell table:formula="of:=[.B7]+0.25*[.D7]" office:value-type="float" office:value="1.88942086164362" calcext:value-type="float">
            <text:p>1.88942086164362</text:p>
          </table:table-cell>
          <table:table-cell/>
          <table:table-cell table:formula="of:=(4*[.A8]-8*[.B8])/([.A8]^2+1)" office:value-type="float" office:value="-0.0841786334452063" calcext:value-type="float">
            <text:p>-0.084178633445206</text:p>
          </table:table-cell>
          <table:table-cell table:number-columns-repeated="1020"/>
        </table:table-row>
        <table:table-row table:style-name="ro1">
          <table:table-cell table:formula="of:=[.A8]+0.25" office:value-type="float" office:value="3.75" calcext:value-type="float">
            <text:p>3.75</text:p>
          </table:table-cell>
          <table:table-cell table:formula="of:=[.B8]+0.25*[.D8]" office:value-type="float" office:value="1.86837620328232" calcext:value-type="float">
            <text:p>1.86837620328232</text:p>
          </table:table-cell>
          <table:table-cell/>
          <table:table-cell table:formula="of:=(4*[.A9]-8*[.B9])/([.A9]^2+1)" office:value-type="float" office:value="0.00351803311146412" calcext:value-type="float">
            <text:p>0.003518033111464</text:p>
          </table:table-cell>
          <table:table-cell table:number-columns-repeated="1020"/>
        </table:table-row>
        <table:table-row table:style-name="ro1">
          <table:table-cell table:formula="of:=[.A9]+0.25" office:value-type="float" office:value="4" calcext:value-type="float">
            <text:p>4</text:p>
          </table:table-cell>
          <table:table-cell table:formula="of:=[.B9]+0.25*[.D9]" office:value-type="float" office:value="1.86925571156019" calcext:value-type="float">
            <text:p>1.86925571156019</text:p>
          </table:table-cell>
          <table:table-cell/>
          <table:table-cell table:formula="of:=(4*[.A10]-8*[.B10])/([.A10]^2+1)" office:value-type="float" office:value="0.0615267239716764" calcext:value-type="float">
            <text:p>0.061526723971677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utta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visibility="collapse" table:default-cell-style-name="ce6"/>
        <table:table-column table:style-name="co3" table:visibility="collapse" table:default-cell-style-name="ce6"/>
        <table:table-column table:style-name="co5" table:default-cell-style-name="ce6"/>
        <table:table-column table:style-name="co3" table:visibility="collapse" table:default-cell-style-name="ce6"/>
        <table:table-column table:style-name="co5" table:default-cell-style-name="ce6"/>
        <table:table-column table:style-name="co7" table:visibility="collapse" table:default-cell-style-name="ce6"/>
        <table:table-column table:style-name="co3" table:visibility="collapse" table:default-cell-style-name="ce6"/>
        <table:table-column table:style-name="co5" table:default-cell-style-name="ce6"/>
        <table:table-column table:style-name="co1" table:number-columns-repeated="1012" table:default-cell-style-name="ce6"/>
        <table:table-row table:style-name="ro1"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 table:style-name="ce5" office:value-type="string" calcext:value-type="string">
            <text:p>k1</text:p>
          </table:table-cell>
          <table:table-cell table:style-name="ce5" office:value-type="string" calcext:value-type="string">
            <text:p>t+h/2</text:p>
          </table:table-cell>
          <table:table-cell table:style-name="ce5" office:value-type="string" calcext:value-type="string">
            <text:p>y+h*k1/2</text:p>
          </table:table-cell>
          <table:table-cell table:style-name="ce5" office:value-type="string" calcext:value-type="string">
            <text:p>k2</text:p>
          </table:table-cell>
          <table:table-cell table:style-name="ce5" office:value-type="string" calcext:value-type="string">
            <text:p>y+h*k2/2</text:p>
          </table:table-cell>
          <table:table-cell table:style-name="ce5" office:value-type="string" calcext:value-type="string">
            <text:p>k3</text:p>
          </table:table-cell>
          <table:table-cell table:style-name="ce5" office:value-type="string" calcext:value-type="string">
            <text:p>t+h</text:p>
          </table:table-cell>
          <table:table-cell table:style-name="ce5" office:value-type="string" calcext:value-type="string">
            <text:p>y+h*k3</text:p>
          </table:table-cell>
          <table:table-cell table:style-name="ce5" office:value-type="string" calcext:value-type="string">
            <text:p>k4</text:p>
          </table:table-cell>
          <table:table-cell table:style-name="ce5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]*4-8*[.B2])/([.A2]^2+1)" office:value-type="float" office:value="-6.4" calcext:value-type="float">
            <text:p>-6.4</text:p>
          </table:table-cell>
          <table:table-cell table:formula="of:=[.A2]+0.25/2" office:value-type="float" office:value="2.125" calcext:value-type="float">
            <text:p>2.125</text:p>
          </table:table-cell>
          <table:table-cell table:formula="of:=[.B2]+[.D2]*0.25/2" office:value-type="float" office:value="4.2" calcext:value-type="float">
            <text:p>4.2</text:p>
          </table:table-cell>
          <table:table-cell table:formula="of:=([.E2]*4-8*[.F2])/([.E2]^2+1)" office:value-type="float" office:value="-4.55070821529745" calcext:value-type="float">
            <text:p>-4.55070821529745</text:p>
          </table:table-cell>
          <table:table-cell table:formula="of:=[.B2]+0.25*[.G2]/2" office:value-type="float" office:value="4.43116147308782" calcext:value-type="float">
            <text:p>4.43116147308782</text:p>
          </table:table-cell>
          <table:table-cell table:formula="of:=(4*[.E2]-8*[.H2])/([.E2]^2+1)" office:value-type="float" office:value="-4.88599057852964" calcext:value-type="float">
            <text:p>-4.88599057852964</text:p>
          </table:table-cell>
          <table:table-cell table:formula="of:=[.A2]+0.25" office:value-type="float" office:value="2.25" calcext:value-type="float">
            <text:p>2.25</text:p>
          </table:table-cell>
          <table:table-cell table:formula="of:=[.B2]+0.25*[.I2]" office:value-type="float" office:value="3.77850235536759" calcext:value-type="float">
            <text:p>3.77850235536759</text:p>
          </table:table-cell>
          <table:table-cell table:formula="of:=(4*[.J2]-8*[.K2])/([.J2]^2+1)" office:value-type="float" office:value="-3.50152888130981" calcext:value-type="float">
            <text:p>-3.50152888130981</text:p>
          </table:table-cell>
          <table:table-cell table:number-columns-repeated="1012"/>
        </table:table-row>
        <table:table-row table:style-name="ro1">
          <table:table-cell table:formula="of:=[.A2]+0.25" office:value-type="float" office:value="2.25" calcext:value-type="float">
            <text:p>2.25</text:p>
          </table:table-cell>
          <table:table-cell table:formula="of:=[.B2]+0.25/6*([.D2]+2*[.G2]+2*[.I2]+[.L2])" office:value-type="float" office:value="3.80104473045983" calcext:value-type="float">
            <text:p>3.80104473045983</text:p>
          </table:table-cell>
          <table:table-cell/>
          <table:table-cell table:formula="of:=([.A3]*4-8*[.B3])/([.A3]^2+1)" office:value-type="float" office:value="-3.53127552060679" calcext:value-type="float">
            <text:p>-3.53127552060679</text:p>
          </table:table-cell>
          <table:table-cell table:formula="of:=[.A3]+0.25/2" office:value-type="float" office:value="2.375" calcext:value-type="float">
            <text:p>2.375</text:p>
          </table:table-cell>
          <table:table-cell table:formula="of:=[.B3]+[.D3]*0.25/2" office:value-type="float" office:value="3.35963529038398" calcext:value-type="float">
            <text:p>3.35963529038398</text:p>
          </table:table-cell>
          <table:table-cell table:formula="of:=([.E3]*4-8*[.F3])/([.E3]^2+1)" office:value-type="float" office:value="-2.616784161592" calcext:value-type="float">
            <text:p>-2.616784161592</text:p>
          </table:table-cell>
          <table:table-cell table:formula="of:=[.B3]+0.25*[.G3]/2" office:value-type="float" office:value="3.47394671026083" calcext:value-type="float">
            <text:p>3.47394671026083</text:p>
          </table:table-cell>
          <table:table-cell table:formula="of:=(4*[.E3]-8*[.H3])/([.E3]^2+1)" office:value-type="float" office:value="-2.75449580153776" calcext:value-type="float">
            <text:p>-2.75449580153776</text:p>
          </table:table-cell>
          <table:table-cell table:formula="of:=[.A3]+0.25" office:value-type="float" office:value="2.5" calcext:value-type="float">
            <text:p>2.5</text:p>
          </table:table-cell>
          <table:table-cell table:formula="of:=[.B3]+0.25*[.I3]" office:value-type="float" office:value="3.11242078007539" calcext:value-type="float">
            <text:p>3.11242078007539</text:p>
          </table:table-cell>
          <table:table-cell table:formula="of:=(4*[.J3]-8*[.K3])/([.J3]^2+1)" office:value-type="float" office:value="-2.05508499870388" calcext:value-type="float">
            <text:p>-2.05508499870388</text:p>
          </table:table-cell>
          <table:table-cell table:number-columns-repeated="1012"/>
        </table:table-row>
        <table:table-row table:style-name="ro1">
          <table:table-cell table:formula="of:=[.A3]+0.25" office:value-type="float" office:value="2.5" calcext:value-type="float">
            <text:p>2.5</text:p>
          </table:table-cell>
          <table:table-cell table:formula="of:=[.B3]+0.25/6*([.D3]+2*[.G3]+2*[.I3]+[.L3])" office:value-type="float" office:value="3.12067304522774" calcext:value-type="float">
            <text:p>3.12067304522774</text:p>
          </table:table-cell>
          <table:table-cell/>
          <table:table-cell table:formula="of:=([.A4]*4-8*[.B4])/([.A4]^2+1)" office:value-type="float" office:value="-2.0641909464582" calcext:value-type="float">
            <text:p>-2.0641909464582</text:p>
          </table:table-cell>
          <table:table-cell table:formula="of:=[.A4]+0.25/2" office:value-type="float" office:value="2.625" calcext:value-type="float">
            <text:p>2.625</text:p>
          </table:table-cell>
          <table:table-cell table:formula="of:=[.B4]+[.D4]*0.25/2" office:value-type="float" office:value="2.86264917692047" calcext:value-type="float">
            <text:p>2.86264917692047</text:p>
          </table:table-cell>
          <table:table-cell table:formula="of:=([.E4]*4-8*[.F4])/([.E4]^2+1)" office:value-type="float" office:value="-1.57163639323422" calcext:value-type="float">
            <text:p>-1.57163639323422</text:p>
          </table:table-cell>
          <table:table-cell table:formula="of:=[.B4]+0.25*[.G4]/2" office:value-type="float" office:value="2.92421849607347" calcext:value-type="float">
            <text:p>2.92421849607347</text:p>
          </table:table-cell>
          <table:table-cell table:formula="of:=(4*[.E4]-8*[.H4])/([.E4]^2+1)" office:value-type="float" office:value="-1.63405914849429" calcext:value-type="float">
            <text:p>-1.63405914849429</text:p>
          </table:table-cell>
          <table:table-cell table:formula="of:=[.A4]+0.25" office:value-type="float" office:value="2.75" calcext:value-type="float">
            <text:p>2.75</text:p>
          </table:table-cell>
          <table:table-cell table:formula="of:=[.B4]+0.25*[.I4]" office:value-type="float" office:value="2.71215825810417" calcext:value-type="float">
            <text:p>2.71215825810417</text:p>
          </table:table-cell>
          <table:table-cell table:formula="of:=(4*[.J4]-8*[.K4])/([.J4]^2+1)" office:value-type="float" office:value="-1.24931574479806" calcext:value-type="float">
            <text:p>-1.24931574479806</text:p>
          </table:table-cell>
          <table:table-cell table:number-columns-repeated="1012"/>
        </table:table-row>
        <table:table-row table:style-name="ro1">
          <table:table-cell table:formula="of:=[.A4]+0.25" office:value-type="float" office:value="2.75" calcext:value-type="float">
            <text:p>2.75</text:p>
          </table:table-cell>
          <table:table-cell table:formula="of:=[.B4]+0.25/6*([.D4]+2*[.G4]+2*[.I4]+[.L4])" office:value-type="float" office:value="2.71546897128136" calcext:value-type="float">
            <text:p>2.71546897128136</text:p>
          </table:table-cell>
          <table:table-cell/>
          <table:table-cell table:formula="of:=([.A5]*4-8*[.B5])/([.A5]^2+1)" office:value-type="float" office:value="-1.25240896586871" calcext:value-type="float">
            <text:p>-1.25240896586871</text:p>
          </table:table-cell>
          <table:table-cell table:formula="of:=[.A5]+0.25/2" office:value-type="float" office:value="2.875" calcext:value-type="float">
            <text:p>2.875</text:p>
          </table:table-cell>
          <table:table-cell table:formula="of:=[.B5]+[.D5]*0.25/2" office:value-type="float" office:value="2.55891785054777" calcext:value-type="float">
            <text:p>2.55891785054777</text:p>
          </table:table-cell>
          <table:table-cell table:formula="of:=([.E5]*4-8*[.F5])/([.E5]^2+1)" office:value-type="float" office:value="-0.96823935831443" calcext:value-type="float">
            <text:p>-0.96823935831443</text:p>
          </table:table-cell>
          <table:table-cell table:formula="of:=[.B5]+0.25*[.G5]/2" office:value-type="float" office:value="2.59443905149205" calcext:value-type="float">
            <text:p>2.59443905149205</text:p>
          </table:table-cell>
          <table:table-cell table:formula="of:=(4*[.E5]-8*[.H5])/([.E5]^2+1)" office:value-type="float" office:value="-0.998908590832936" calcext:value-type="float">
            <text:p>-0.998908590832936</text:p>
          </table:table-cell>
          <table:table-cell table:formula="of:=[.A5]+0.25" office:value-type="float" office:value="3" calcext:value-type="float">
            <text:p>3</text:p>
          </table:table-cell>
          <table:table-cell table:formula="of:=[.B5]+0.25*[.I5]" office:value-type="float" office:value="2.46574182357312" calcext:value-type="float">
            <text:p>2.46574182357312</text:p>
          </table:table-cell>
          <table:table-cell table:formula="of:=(4*[.J5]-8*[.K5])/([.J5]^2+1)" office:value-type="float" office:value="-0.772593458858498" calcext:value-type="float">
            <text:p>-0.772593458858498</text:p>
          </table:table-cell>
          <table:table-cell table:number-columns-repeated="1012"/>
        </table:table-row>
        <table:table-row table:style-name="ro1">
          <table:table-cell table:formula="of:=[.A5]+0.25" office:value-type="float" office:value="3" calcext:value-type="float">
            <text:p>3</text:p>
          </table:table-cell>
          <table:table-cell table:formula="of:=[.B5]+0.25/6*([.D5]+2*[.G5]+2*[.I5]+[.L5])" office:value-type="float" office:value="2.46716487448878" calcext:value-type="float">
            <text:p>2.46716487448878</text:p>
          </table:table-cell>
          <table:table-cell/>
          <table:table-cell table:formula="of:=([.A6]*4-8*[.B6])/([.A6]^2+1)" office:value-type="float" office:value="-0.77373189959102" calcext:value-type="float">
            <text:p>-0.77373189959102</text:p>
          </table:table-cell>
          <table:table-cell table:formula="of:=[.A6]+0.25/2" office:value-type="float" office:value="3.125" calcext:value-type="float">
            <text:p>3.125</text:p>
          </table:table-cell>
          <table:table-cell table:formula="of:=[.B6]+[.D6]*0.25/2" office:value-type="float" office:value="2.3704483870399" calcext:value-type="float">
            <text:p>2.3704483870399</text:p>
          </table:table-cell>
          <table:table-cell table:formula="of:=([.E6]*4-8*[.F6])/([.E6]^2+1)" office:value-type="float" office:value="-0.600391254229939" calcext:value-type="float">
            <text:p>-0.600391254229939</text:p>
          </table:table-cell>
          <table:table-cell table:formula="of:=[.B6]+0.25*[.G6]/2" office:value-type="float" office:value="2.39211596771003" calcext:value-type="float">
            <text:p>2.39211596771003</text:p>
          </table:table-cell>
          <table:table-cell table:formula="of:=(4*[.E6]-8*[.H6])/([.E6]^2+1)" office:value-type="float" office:value="-0.616492562362173" calcext:value-type="float">
            <text:p>-0.616492562362173</text:p>
          </table:table-cell>
          <table:table-cell table:formula="of:=[.A6]+0.25" office:value-type="float" office:value="3.25" calcext:value-type="float">
            <text:p>3.25</text:p>
          </table:table-cell>
          <table:table-cell table:formula="of:=[.B6]+0.25*[.I6]" office:value-type="float" office:value="2.31304173389823" calcext:value-type="float">
            <text:p>2.31304173389823</text:p>
          </table:table-cell>
          <table:table-cell table:formula="of:=(4*[.J6]-8*[.K6])/([.J6]^2+1)" office:value-type="float" office:value="-0.476050496967426" calcext:value-type="float">
            <text:p>-0.476050496967426</text:p>
          </table:table-cell>
          <table:table-cell table:number-columns-repeated="1012"/>
        </table:table-row>
        <table:table-row table:style-name="ro1">
          <table:table-cell table:formula="of:=[.A6]+0.25" office:value-type="float" office:value="3.25" calcext:value-type="float">
            <text:p>3.25</text:p>
          </table:table-cell>
          <table:table-cell table:formula="of:=[.B6]+0.25/6*([.D6]+2*[.G6]+2*[.I6]+[.L6])" office:value-type="float" office:value="2.3136836232495" calcext:value-type="float">
            <text:p>2.3136836232495</text:p>
          </table:table-cell>
          <table:table-cell/>
          <table:table-cell table:formula="of:=([.A7]*4-8*[.B7])/([.A7]^2+1)" office:value-type="float" office:value="-0.476494615005058" calcext:value-type="float">
            <text:p>-0.476494615005058</text:p>
          </table:table-cell>
          <table:table-cell table:formula="of:=[.A7]+0.25/2" office:value-type="float" office:value="3.375" calcext:value-type="float">
            <text:p>3.375</text:p>
          </table:table-cell>
          <table:table-cell table:formula="of:=[.B7]+[.D7]*0.25/2" office:value-type="float" office:value="2.25412179637387" calcext:value-type="float">
            <text:p>2.25412179637387</text:p>
          </table:table-cell>
          <table:table-cell table:formula="of:=([.E7]*4-8*[.F7])/([.E7]^2+1)" office:value-type="float" office:value="-0.365839041290566" calcext:value-type="float">
            <text:p>-0.365839041290566</text:p>
          </table:table-cell>
          <table:table-cell table:formula="of:=[.B7]+0.25*[.G7]/2" office:value-type="float" office:value="2.26795374308818" calcext:value-type="float">
            <text:p>2.26795374308818</text:p>
          </table:table-cell>
          <table:table-cell table:formula="of:=(4*[.E7]-8*[.H7])/([.E7]^2+1)" office:value-type="float" office:value="-0.374769629837511" calcext:value-type="float">
            <text:p>-0.374769629837511</text:p>
          </table:table-cell>
          <table:table-cell table:formula="of:=[.A7]+0.25" office:value-type="float" office:value="3.5" calcext:value-type="float">
            <text:p>3.5</text:p>
          </table:table-cell>
          <table:table-cell table:formula="of:=[.B7]+0.25*[.I7]" office:value-type="float" office:value="2.21999121579012" calcext:value-type="float">
            <text:p>2.21999121579012</text:p>
          </table:table-cell>
          <table:table-cell table:formula="of:=(4*[.J7]-8*[.K7])/([.J7]^2+1)" office:value-type="float" office:value="-0.28376828123177" calcext:value-type="float">
            <text:p>-0.28376828123177</text:p>
          </table:table-cell>
          <table:table-cell table:number-columns-repeated="1012"/>
        </table:table-row>
        <table:table-row table:style-name="ro1">
          <table:table-cell table:formula="of:=[.A7]+0.25" office:value-type="float" office:value="3.5" calcext:value-type="float">
            <text:p>3.5</text:p>
          </table:table-cell>
          <table:table-cell table:formula="of:=[.B7]+0.25/6*([.D7]+2*[.G7]+2*[.I7]+[.L7])" office:value-type="float" office:value="2.22028861331229" calcext:value-type="float">
            <text:p>2.22028861331229</text:p>
          </table:table-cell>
          <table:table-cell/>
          <table:table-cell table:formula="of:=([.A8]*4-8*[.B8])/([.A8]^2+1)" office:value-type="float" office:value="-0.283947841999873" calcext:value-type="float">
            <text:p>-0.283947841999873</text:p>
          </table:table-cell>
          <table:table-cell table:formula="of:=[.A8]+0.25/2" office:value-type="float" office:value="3.625" calcext:value-type="float">
            <text:p>3.625</text:p>
          </table:table-cell>
          <table:table-cell table:formula="of:=[.B8]+[.D8]*0.25/2" office:value-type="float" office:value="2.18479513306231" calcext:value-type="float">
            <text:p>2.18479513306231</text:p>
          </table:table-cell>
          <table:table-cell table:formula="of:=([.E8]*4-8*[.F8])/([.E8]^2+1)" office:value-type="float" office:value="-0.210624428870608" calcext:value-type="float">
            <text:p>-0.210624428870608</text:p>
          </table:table-cell>
          <table:table-cell table:formula="of:=[.B8]+0.25*[.G8]/2" office:value-type="float" office:value="2.19396055970346" calcext:value-type="float">
            <text:p>2.19396055970346</text:p>
          </table:table-cell>
          <table:table-cell table:formula="of:=(4*[.E8]-8*[.H8])/([.E8]^2+1)" office:value-type="float" office:value="-0.215809731014556" calcext:value-type="float">
            <text:p>-0.215809731014556</text:p>
          </table:table-cell>
          <table:table-cell table:formula="of:=[.A8]+0.25" office:value-type="float" office:value="3.75" calcext:value-type="float">
            <text:p>3.75</text:p>
          </table:table-cell>
          <table:table-cell table:formula="of:=[.B8]+0.25*[.I8]" office:value-type="float" office:value="2.16633618055865" calcext:value-type="float">
            <text:p>2.16633618055865</text:p>
          </table:table-cell>
          <table:table-cell table:formula="of:=(4*[.J8]-8*[.K8])/([.J8]^2+1)" office:value-type="float" office:value="-0.154734568927416" calcext:value-type="float">
            <text:p>-0.154734568927416</text:p>
          </table:table-cell>
          <table:table-cell table:number-columns-repeated="1012"/>
        </table:table-row>
        <table:table-row table:style-name="ro1">
          <table:table-cell table:formula="of:=[.A8]+0.25" office:value-type="float" office:value="3.75" calcext:value-type="float">
            <text:p>3.75</text:p>
          </table:table-cell>
          <table:table-cell table:formula="of:=[.B8]+0.25/6*([.D8]+2*[.G8]+2*[.I8]+[.L8])" office:value-type="float" office:value="2.16647399953322" calcext:value-type="float">
            <text:p>2.16647399953322</text:p>
          </table:table-cell>
          <table:table-cell/>
          <table:table-cell table:formula="of:=([.A9]*4-8*[.B9])/([.A9]^2+1)" office:value-type="float" office:value="-0.15480776738694" calcext:value-type="float">
            <text:p>-0.15480776738694</text:p>
          </table:table-cell>
          <table:table-cell table:formula="of:=[.A9]+0.25/2" office:value-type="float" office:value="3.875" calcext:value-type="float">
            <text:p>3.875</text:p>
          </table:table-cell>
          <table:table-cell table:formula="of:=[.B9]+[.D9]*0.25/2" office:value-type="float" office:value="2.14712302860985" calcext:value-type="float">
            <text:p>2.14712302860985</text:p>
          </table:table-cell>
          <table:table-cell table:formula="of:=([.E9]*4-8*[.F9])/([.E9]^2+1)" office:value-type="float" office:value="-0.10470925916902" calcext:value-type="float">
            <text:p>-0.10470925916902</text:p>
          </table:table-cell>
          <table:table-cell table:formula="of:=[.B9]+0.25*[.G9]/2" office:value-type="float" office:value="2.15338534213709" calcext:value-type="float">
            <text:p>2.15338534213709</text:p>
          </table:table-cell>
          <table:table-cell table:formula="of:=(4*[.E9]-8*[.H9])/([.E9]^2+1)" office:value-type="float" office:value="-0.107837361145554" calcext:value-type="float">
            <text:p>-0.107837361145554</text:p>
          </table:table-cell>
          <table:table-cell table:formula="of:=[.A9]+0.25" office:value-type="float" office:value="4" calcext:value-type="float">
            <text:p>4</text:p>
          </table:table-cell>
          <table:table-cell table:formula="of:=[.B9]+0.25*[.I9]" office:value-type="float" office:value="2.13951465924683" calcext:value-type="float">
            <text:p>2.13951465924683</text:p>
          </table:table-cell>
          <table:table-cell table:formula="of:=(4*[.J9]-8*[.K9])/([.J9]^2+1)" office:value-type="float" office:value="-0.0656539572926276" calcext:value-type="float">
            <text:p>-0.065653957292628</text:p>
          </table:table-cell>
          <table:table-cell table:number-columns-repeated="1012"/>
        </table:table-row>
        <table:table-row table:style-name="ro1">
          <table:table-cell table:formula="of:=[.A9]+0.25" office:value-type="float" office:value="4" calcext:value-type="float">
            <text:p>4</text:p>
          </table:table-cell>
          <table:table-cell table:formula="of:=[.B9]+0.25/6*([.D9]+2*[.G9]+2*[.I9]+[.L9])" office:value-type="float" office:value="2.13957587597869" calcext:value-type="float">
            <text:p>2.13957587597869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9:26:56.123701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6:01:26.498400509</meta:creation-date>
    <dc:date>2018-11-18T19:33:06.898366503</dc:date>
    <meta:editing-duration>PT37M45S</meta:editing-duration>
    <meta:editing-cycles>4</meta:editing-cycles>
    <meta:generator>LibreOffice/6.0.6.2$Linux_X86_64 LibreOffice_project/00m0$Build-2</meta:generator>
    <meta:document-statistic meta:table-count="2" meta:cell-count="133" meta:object-count="0"/>
  </office:meta>
</office:document-meta>
</file>